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8380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43365072" text:id="ct43365072">
          <text:insertion>
            <office:change-info>
              <dc:creator>Sara Boch</dc:creator>
              <dc:date>2013-12-10T09:40:00</dc:date>
            </office:change-info>
          </text:insertion>
        </text:changed-region>
        <text:changed-region xml:id="ct44242000" text:id="ct44242000">
          <text:deletion>
            <office:change-info>
              <dc:creator>Sara Boch</dc:creator>
              <dc:date>2013-12-10T09:55:00</dc:date>
            </office:change-info>
            <text:p text:style-name="P1">Picture 2.</text:p>
          </text:deletion>
        </text:changed-region>
        <text:changed-region xml:id="ct44122608" text:id="ct44122608">
          <text:insertion>
            <office:change-info>
              <dc:creator>Sara Boch</dc:creator>
              <dc:date>2013-12-10T09:55:00</dc:date>
            </office:change-info>
          </text:insertion>
        </text:changed-region>
        <text:changed-region xml:id="ct44147472" text:id="ct44147472">
          <text:insertion>
            <office:change-info>
              <dc:creator>Sara Boch</dc:creator>
              <dc:date>2013-12-10T09:59:00</dc:date>
            </office:change-info>
          </text:insertion>
        </text:changed-region>
        <text:changed-region xml:id="ct44162384" text:id="ct44162384">
          <text:insertion>
            <office:change-info>
              <dc:creator>Sara Boch</dc:creator>
              <dc:date>2013-12-10T10:00:00</dc:date>
            </office:change-info>
          </text:insertion>
        </text:changed-region>
        <text:changed-region xml:id="ct44156032" text:id="ct44156032">
          <text:deletion>
            <office:change-info>
              <dc:creator>Sara Boch</dc:creator>
              <dc:date>2013-12-10T10:00:00</dc:date>
            </office:change-info>
            <text:p text:style-name="P2">customise</text:p>
          </text:deletion>
        </text:changed-region>
        <text:changed-region xml:id="ct44165840" text:id="ct44165840">
          <text:insertion>
            <office:change-info>
              <dc:creator>Sara Boch</dc:creator>
              <dc:date>2013-12-10T10:06:00</dc:date>
            </office:change-info>
          </text:insertion>
        </text:changed-region>
        <text:changed-region xml:id="ct44172592" text:id="ct44172592">
          <text:insertion>
            <office:change-info>
              <dc:creator>Sara Boch</dc:creator>
              <dc:date>2013-12-10T10:04:00</dc:date>
            </office:change-info>
          </text:insertion>
        </text:changed-region>
        <text:changed-region xml:id="ct44173488" text:id="ct44173488">
          <text:insertion>
            <office:change-info>
              <dc:creator>Sara Boch</dc:creator>
              <dc:date>2013-12-10T10:19:00</dc:date>
            </office:change-info>
          </text:insertion>
        </text:changed-region>
        <text:changed-region xml:id="ct44170320" text:id="ct44170320">
          <text:insertion>
            <office:change-info>
              <dc:creator>Sara Boch</dc:creator>
              <dc:date>2013-12-10T10:21:00</dc:date>
            </office:change-info>
          </text:insertion>
        </text:changed-region>
        <text:changed-region xml:id="ct44172800" text:id="ct44172800">
          <text:deletion>
            <office:change-info>
              <dc:creator>Sara Boch</dc:creator>
              <dc:date>2013-12-10T10:22:00</dc:date>
            </office:change-info>
            <text:p text:style-name="P3">s</text:p>
          </text:deletion>
        </text:changed-region>
        <text:changed-region xml:id="ct44179344" text:id="ct44179344">
          <text:insertion>
            <office:change-info>
              <dc:creator>Sara Boch</dc:creator>
              <dc:date>2013-12-10T10:41:00</dc:date>
            </office:change-info>
          </text:insertion>
        </text:changed-region>
        <text:changed-region xml:id="ct44178400" text:id="ct44178400">
          <text:deletion>
            <office:change-info>
              <dc:creator>Sara Boch</dc:creator>
              <dc:date>2013-12-10T10:41:00</dc:date>
            </office:change-info>
            <text:p text:style-name="P4">ali</text:p>
          </text:deletion>
        </text:changed-region>
        <text:changed-region xml:id="ct44179552" text:id="ct44179552">
          <text:deletion>
            <office:change-info>
              <dc:creator>Sara Boch</dc:creator>
              <dc:date>2013-12-10T10:23:00</dc:date>
            </office:change-info>
            <text:p text:style-name="P5">s</text:p>
          </text:deletion>
        </text:changed-region>
        <text:changed-region xml:id="ct44182208" text:id="ct44182208">
          <text:insertion>
            <office:change-info>
              <dc:creator>Sara Boch</dc:creator>
              <dc:date>2013-12-10T10:23:00</dc:date>
            </office:change-info>
          </text:insertion>
        </text:changed-region>
        <text:changed-region xml:id="ct44162688" text:id="ct44162688">
          <text:insertion>
            <office:change-info>
              <dc:creator>Sara Boch</dc:creator>
              <dc:date>2013-12-10T10:41:00</dc:date>
            </office:change-info>
          </text:insertion>
        </text:changed-region>
        <text:changed-region xml:id="ct44177296" text:id="ct44177296">
          <text:deletion>
            <office:change-info>
              <dc:creator>Sara Boch</dc:creator>
              <dc:date>2013-12-10T10:41:00</dc:date>
            </office:change-info>
            <text:p text:style-name="P4">ali</text:p>
          </text:deletion>
        </text:changed-region>
        <text:changed-region xml:id="ct44182656" text:id="ct44182656">
          <text:deletion>
            <office:change-info>
              <dc:creator>Sara Boch</dc:creator>
              <dc:date>2013-12-10T10:24:00</dc:date>
            </office:change-info>
            <text:p text:style-name="P5">s</text:p>
          </text:deletion>
        </text:changed-region>
        <text:changed-region xml:id="ct44187168" text:id="ct44187168">
          <text:deletion>
            <office:change-info>
              <dc:creator>Sara Boch</dc:creator>
              <dc:date>2013-12-10T10:35:00</dc:date>
            </office:change-info>
            <text:p text:style-name="P6">1</text:p>
          </text:deletion>
        </text:changed-region>
        <text:changed-region xml:id="ct44422272" text:id="ct44422272">
          <text:format-change>
            <office:change-info>
              <dc:creator>Sara Boch</dc:creator>
              <dc:date>2013-12-10T10:51:00</dc:date>
            </office:change-info>
          </text:format-change>
        </text:changed-region>
        <text:changed-region xml:id="ct44423392" text:id="ct44423392">
          <text:format-change>
            <office:change-info>
              <dc:creator>Sara Boch</dc:creator>
              <dc:date>2013-12-10T10:51:00</dc:date>
            </office:change-info>
          </text:format-change>
        </text:changed-region>
        <text:changed-region xml:id="ct44183680" text:id="ct4418368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5">1</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43365072"/><text:span text:style-name="T21">m</text:span><text:change-end text:change-id="ct4336507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44242000"/><text:change-start text:change-id="ct44122608"/><text:soft-page-break/>Picture 2.<text:change-end text:change-id="ct44122608"/></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44147472"/> <text:change-end text:change-id="ct44147472"/>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44162384"/><text:span text:style-name="T1">customize</text:span><text:change-end text:change-id="ct44162384"/><text:change text:change-id="ct44156032"/>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44165840"/><text:span text:style-name="T1">s</text:span><text:change-end text:change-id="ct44165840"/> need to be done at once. To configure this aspect you can click <text:span text:style-name="T2">Configure</text:span> button below the label <text:span text:style-name="T2">Simulation </text:span><text:soft-page-break/><text:span text:style-name="T2">Steps</text:span>. You will then get<text:change-start text:change-id="ct44172592"/> <text:change-end text:change-id="ct44172592"/><text:change-start text:change-id="ct44173488"/><text:span text:style-name="T22">the</text:span><text:change-end text:change-id="ct44173488"/>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44170320"/><text:span text:style-name="T22">s</text:span><text:change-end text:change-id="ct44170320"/> in the right column. The first configuration option<text:change text:change-id="ct44172800"/> is for <text:span text:style-name="T2">Energy Minim</text:span><text:change-start text:change-id="ct44179344"/><text:span text:style-name="T3">iz</text:span><text:change-end text:change-id="ct44179344"/><text:change text:change-id="ct44178400"/><text:change text:change-id="ct44179552"/><text:span text:style-name="T2">ation</text:span>. This step is performed after adding molecule to water box. Some atoms in that system may collide. The purpose is to move water atoms a bit, so dynamics simulation will not start in <text:change-start text:change-id="ct44182208"/><text:span text:style-name="T23">a </text:span><text:change-end text:change-id="ct4418220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44162688"/><text:span text:style-name="T3">iz</text:span><text:change-end text:change-id="ct44162688"/><text:change text:change-id="ct44177296"/><text:change text:change-id="ct44182656"/><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37630F42.png" xlink:type="simple" xlink:show="embed" xlink:actuate="onLoad"/></draw:frame><text:soft-page-break/>Picture 16.</text:p>
      <text:p text:style-name="P39"/>
      <text:p text:style-name="P39">5. Changelog</text:p>
      <text:p text:style-name="P6"/>
      <text:p text:style-name="P6">What's new in <text:change text:change-id="ct44187168"/><text:span text:style-name="T13">2</text:span>.0:</text:p>
      <text:list xml:id="list2532601532202244137"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3824164260330675250"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44422272"/><text:span text:style-name="T20">btchtm</text:span>@ug.<text:change-end text:change-id="ct44422272"/><text:span text:style-name="T24">edu</text:span><text:change-start text:change-id="ct44423392"/>.pl<text:change-end text:change-id="ct44423392"/>)<text:change-start text:change-id="ct44183680"/></text:p>
      <text:p text:style-name="P8">- Sara Boch Kminikowska<text:change-end text:change-id="ct441836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c4c7d32d0d49397cad38d62472b0bc8acff48dd6</meta:generator>
    <dc:title/>
    <meta:initial-creator/>
    <dc:creator>Tomasz Makarewicz</dc:creator>
    <meta:editing-cycles>44</meta:editing-cycles>
    <dc:date>2015-05-12T10:25:19.859000947</dc:date>
    <meta:editing-duration>PT3H52M58S</meta:editing-duration>
    <meta:document-statistic meta:table-count="0" meta:image-count="16" meta:object-count="0" meta:page-count="19" meta:paragraph-count="106" meta:word-count="1751" meta:character-count="10769" meta:non-whitespace-character-count="9104"/>
  </office:meta>
</office:document-meta>
</file>